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3087231404744863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6119477010941216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64180694215817560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74596533521231542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50407014595962396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16286178340768385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37258006429882340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26946579007884829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3677280" text:continue-list="list437258006429882340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9116243740358551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366504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3646368"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3653459"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3654490"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3646676"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6441361935849754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01439436883503070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3250249739843545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364522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8086548287923557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4718476722623205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15398186067296892" text:style-name="L15">
        <text:list-item>
          <text:list>
            <text:list-header>
              <text:p text:style-name="P182">1.5 miles averaging about 9:40/mile and rest 1 min</text:p>
            </text:list-header>
          </text:list>
        </text:list-item>
      </text:list>
      <text:p text:style-name="P24">1 mile in 8:26 and rest 2 min</text:p>
      <text:list xml:id="list378188750631031757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85322797660108654"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366181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26297353750878420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65998399478766373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941912357713898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3649938" text:continue-list="list6659983994787663733" text:style-name="L19">
        <text:list-item>
          <text:list>
            <text:list-header>
              <text:p text:style-name="P186">(Pace*HR)=1240</text:p>
            </text:list-header>
          </text:list>
        </text:list-item>
      </text:list>
      <text:list xml:id="list23661574" text:continue-list="list7262973537508784202" text:style-name="L18">
        <text:list-item>
          <text:list>
            <text:list-header>
              <text:p text:style-name="P185">2 miles at 10:46/mile Ave HR= 121 bpm and rest a few minutes</text:p>
            </text:list-header>
          </text:list>
        </text:list-item>
      </text:list>
      <text:list xml:id="list23675616" text:continue-list="list2364993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367030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8569460845487005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7570728580354457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61409478186535815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65102948038542928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80585181966197879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5555856923243042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3663793"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366712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7216703836177895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9193467562473074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0550067946143586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9894944177249722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1739476165435368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34849125966075690" text:style-name="L32">
        <text:list-item>
          <text:list>
            <text:list-header>
              <text:p text:style-name="P196">0.25 miles in 2:54</text:p>
              <text:p text:style-name="P196">1 mile in 9:21 going faster as I ran and ending at around 8:30 pace</text:p>
            </text:list-header>
          </text:list>
        </text:list-item>
      </text:list>
      <text:list xml:id="list79038203522908680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1920023877405457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857175876343603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59502495180848692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text:span text:style-name="T2"/></text:p>
      <text:p text:style-name="P24"><text:span text:style-name="T2">20 or more cemetery loops:</text:span></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349806472939483124"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11T03:40:05.98</dc:date>
    <dc:creator>James Lombardi</dc:creator>
    <meta:editing-duration>P25DT5H6M24S</meta:editing-duration>
    <meta:editing-cycles>1977</meta:editing-cycles>
    <meta:generator>OpenOffice/4.1.2$Win32 OpenOffice.org_project/412m3$Build-9782</meta:generator>
    <meta:document-statistic meta:table-count="0" meta:image-count="9" meta:object-count="0" meta:page-count="197" meta:paragraph-count="5710" meta:word-count="61831" meta:character-count="316942"/>
  </office:meta>
</office:document-meta>
</file>